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2d0" officeooo:paragraph-rsid="000db2d0"/>
    </style:style>
    <style:style style:name="P2" style:family="paragraph" style:parent-style-name="Standard" style:list-style-name="L1">
      <style:text-properties officeooo:rsid="000db2d0" officeooo:paragraph-rsid="000db2d0"/>
    </style:style>
    <style:style style:name="P3" style:family="paragraph" style:parent-style-name="Standard" style:list-style-name="L2">
      <style:text-properties officeooo:rsid="000db2d0" officeooo:paragraph-rsid="000db2d0"/>
    </style:style>
    <style:style style:name="P4" style:family="paragraph" style:parent-style-name="Standard" style:list-style-name="L4">
      <style:text-properties officeooo:rsid="000db2d0" officeooo:paragraph-rsid="000db2d0"/>
    </style:style>
    <style:style style:name="P5" style:family="paragraph" style:parent-style-name="Standard" style:list-style-name="L2">
      <style:text-properties officeooo:paragraph-rsid="000db2d0"/>
    </style:style>
    <style:style style:name="P6" style:family="paragraph" style:parent-style-name="Standard" style:list-style-name="L4">
      <style:text-properties officeooo:paragraph-rsid="000db2d0"/>
    </style:style>
    <style:style style:name="P7" style:family="paragraph" style:parent-style-name="Standard">
      <style:text-properties officeooo:rsid="000ea627" officeooo:paragraph-rsid="000ea627"/>
    </style:style>
    <style:style style:name="T1" style:family="text">
      <style:text-properties officeooo:rsid="000db2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do tworzenia i edycji wielokątów:</text:p>
      <text:list xml:id="list7352710077932176702" text:style-name="L1">
        <text:list-item>
          <text:p text:style-name="P2">przycisk 'New' resetuje ustawienia i dotychczasowy postęp,</text:p>
        </text:list-item>
        <text:list-item>
          <text:p text:style-name="P2">przyciski 'Brasenham' oraz 'Xiaolin' pozwalają na wybór techniki rysowania krawędzi wielokąta,</text:p>
        </text:list-item>
        <text:list-item>
          <text:p text:style-name="P2">ikony w górnym menu:</text:p>
        </text:list-item>
      </text:list>
      <text:list xml:id="list6023677698398674496" text:style-name="L2">
        <text:list-item>
          <text:p text:style-name="P5"><text:span text:style-name="T1">'horizontalButton' pozwala ustalić krawędź jako poziomą, jeśli nie jest jeszcze pozioma i nie wchodzi w skład ustalonego kąta i nie ma poziomej krawędzi sąsiadującej[działa od nachylenia 45 stopni],</text:span></text:p>
        </text:list-item>
        <text:list-item>
          <text:p text:style-name="P3">'verticalButton' działa analogicznie do horizontal line, ale ustala krawędź jako pionową,</text:p>
        </text:list-item>
        <text:list-item>
          <text:p text:style-name="P3">'angleButton' po zaznaczeniu dwóch krawędzi pozwala na ustaleniu między nimi kąta, obie krawędzie nie mogą wchodzić w skład istniejącego ustalonego kąta,</text:p>
        </text:list-item>
        <text:list-item>
          <text:p text:style-name="P3">'addVertexButton' pozwala na dodanie na środku wskazanej krawędzi nowego wierzchołka i usunięcie wprowadzonych ograniczeń na nowych krawędziach, w przypadku ustalonego kąta powinien również usuwać ograniczenia dla obu krawędzi wchodzących w jego skład</text:p>
        </text:list-item>
        <text:list-item>
          <text:p text:style-name="P3">'deleteConstraintsButton' pozwala usunąć z wybranej krawędzi ograniczenie – ograniczenie z ustalonego kąta można usunąć dopiero po zaznaczeniu obu krawędzi</text:p>
        </text:list-item>
      </text:list>
      <text:list xml:id="list100140936666295" text:continue-list="list7352710077932176702" text:style-name="L1">
        <text:list-item>
          <text:p text:style-name="P2">kliknięcie lewym przyciskiem w krawędź skończonego wielokąta pozwala zaznaczyć krawędź do edycji – można zaznaczyć maksymalnie 2 krawędzie,</text:p>
        </text:list-item>
        <text:list-item>
          <text:p text:style-name="P2">kliknięcie na dowolny przycisk prawym lub lewym przyciskiem myszy] umożliwia:</text:p>
        </text:list-item>
      </text:list>
      <text:list xml:id="list67852197385860875" text:style-name="L4">
        <text:list-item>
          <text:p text:style-name="P6"><text:span text:style-name="T1">zaznaczenie go lub odznaczenie w celu usunięcia [jeśli wielokąt ma co najmniej 4 wierzchołki],</text:span></text:p>
        </text:list-item>
        <text:list-item>
          <text:p text:style-name="P4">przesunięcie go w dowolne miejsce zapewnione przez ograniczenia,</text:p>
        </text:list-item>
      </text:list>
      <text:list xml:id="list100141629481084" text:continue-list="list100140936666295" text:style-name="L1">
        <text:list-item>
          <text:p text:style-name="P2">kliknięcie prawym przyciskiem w dowolne miejsce oprócz przycisków i okolic krawędzi usuwa zaznaczenie elementów wraz z dostępnymi dla nich opcjami,</text:p>
        </text:list-item>
        <text:list-item>
          <text:p text:style-name="P2">rysowanie krawędzi można wykonać przy pomocy algorytmu Bresenhama lub Xiaolin'a Wu zależnie od wybranej aktualnie opcji.</text:p>
        </text:list-item>
      </text:list>
      <text:p text:style-name="P1"/>
      <text:p text:style-name="P7">Uwaga: Program powinien działać poprawnie do momentu wprowadzenia ograniczeń na kąty, przy ograniczeniach na kąty mogą wystąpić nieobsłużone bugi – aczkolwiek w testach domowych były one bardzo rzadk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9:44:16.443000000</meta:creation-date>
    <dc:date>2017-10-27T10:01:40.298000000</dc:date>
    <meta:editing-duration>PT1M53S</meta:editing-duration>
    <meta:editing-cycles>1</meta:editing-cycles>
    <meta:document-statistic meta:table-count="0" meta:image-count="0" meta:object-count="0" meta:page-count="1" meta:paragraph-count="16" meta:word-count="264" meta:character-count="1923" meta:non-whitespace-character-count="1686"/>
    <meta:generator>LibreOffice/5.0.2.2$Windows_x86 LibreOffice_project/37b43f919e4de5eeaca9b9755ed688758a8251fe</meta:generator>
  </office:meta>
</office:document-meta>
</file>